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; unclear; difficult to understan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deride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t(adj)</text:p>
          </table:table-cell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feel isolated or disconnected</text:p>
          </table:table-cell>
          <table:table-cell table:number-columns-repeated="3"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string" calcext:value-type="string">
            <text:p>You can see a panorama of the entire bay from here; the book presents a panorama of immigration in America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 table:number-columns-repeated="3"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se</text:p>
          </table:table-cell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the person who obser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ed</text:p>
          </table:table-cell>
          <table:table-cell office:value-type="string" calcext:value-type="string">
            <text:p>influence b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quiet</text:p>
          </table:table-cell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amored</text:p>
          </table:table-cell>
          <table:table-cell office:value-type="string" calcext:value-type="string">
            <text:p>filled with love; admiration</text:p>
          </table:table-cell>
          <table:table-cell table:number-columns-repeated="3"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nnaissance</text:p>
          </table:table-cell>
          <table:table-cell office:value-type="string" calcext:value-type="string">
            <text:p>preliminary resear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e</text:p>
          </table:table-cell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ateur</text:p>
          </table:table-cell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oisseur</text:p>
          </table:table-cell>
          <table:table-cell office:value-type="string" calcext:value-type="string">
            <text:p>who has expert knowledge especially in art, food and dri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tive</text:p>
          </table:table-cell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tile</text:p>
          </table:table-cell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oradic</text:p>
          </table:table-cell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ruism</text:p>
          </table:table-cell>
          <table:table-cell office:value-type="string" calcext:value-type="string">
            <text:p>feeling and behavior that show a desire to help other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rmed</text:p>
          </table:table-cell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vocable</text:p>
          </table:table-cell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fensible</text:p>
          </table:table-cell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vious</text:p>
          </table:table-cell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gorate</text:p>
          </table:table-cell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enic</text:p>
          </table:table-cell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ay</text:p>
          </table:table-cell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gress</text:p>
          </table:table-cell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san</text:p>
          </table:table-cell>
          <table:table-cell office:value-type="string" calcext:value-type="string">
            <text:p>craftm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ehensible</text:p>
          </table:table-cell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etic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dant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stine</text:p>
          </table:table-cell>
          <table:table-cell office:value-type="string" calcext:value-type="string">
            <text:p>person who does not understand the art and cul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gon</text:p>
          </table:table-cell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esthetic</text:p>
          </table:table-cell>
          <table:table-cell office:value-type="string" calcext:value-type="string">
            <text:p>relating to art and beauty</text:p>
          </table:table-cell>
          <table:table-cell table:number-columns-repeated="3"/>
          <table:table-cell office:value-type="string" calcext:value-type="string">
            <text:p>There are practical as well as aesthetic reasons for planting tr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ctment</text:p>
          </table:table-cell>
          <table:table-cell office:value-type="string" calcext:value-type="string">
            <text:p>a official written statement for charging a person with a cr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ecrate</text:p>
          </table:table-cell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lloquial</text:p>
          </table:table-cell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alot</text:p>
          </table:table-cell>
          <table:table-cell office:value-type="string" calcext:value-type="string">
            <text:p>fanatically devoted to a belief or ideology</text:p>
          </table:table-cell>
          <table:table-cell table:number-columns-repeated="3"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leptomaniac</text:p>
          </table:table-cell>
          <table:table-cell office:value-type="string" calcext:value-type="string">
            <text:p>st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string" calcext:value-type="string">
            <text:p>flatter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simony</text:p>
          </table:table-cell>
          <table:table-cell office:value-type="string" calcext:value-type="string">
            <text:p>extreme frugality or unwillingness to spend 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ical</text:p>
          </table:table-cell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por</text:p>
          </table:table-cell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rnage</text:p>
          </table:table-cell>
          <table:table-cell office:value-type="string" calcext:value-type="string">
            <text:p>the killing of a large number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durate</text:p>
          </table:table-cell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nocuous</text:p>
          </table:table-cell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omplishment</text:p>
          </table:table-cell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port</text:p>
          </table:table-cell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elling</text:p>
          </table:table-cell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uculent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escence</text:p>
          </table:table-cell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garious</text:p>
          </table:table-cell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ry</text:p>
          </table:table-cell>
          <table:table-cell office:value-type="string" calcext:value-type="string">
            <text:p>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imen</text:p>
          </table:table-cell>
          <table:table-cell office:value-type="string" calcext:value-type="string">
            <text:p>use to refer a person or anim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dain</text:p>
          </table:table-cell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mmon</text:p>
          </table:table-cell>
          <table:table-cell office:value-type="string" calcext:value-type="string">
            <text:p>authoritatively call someone</text:p>
          </table:table-cell>
          <table:table-cell table:number-columns-repeated="3"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thora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lumny</text:p>
          </table:table-cell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anthrope</text:p>
          </table:table-cell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nentity</text:p>
          </table:table-cell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seminate</text:p>
          </table:table-cell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readth</text:p>
          </table:table-cell>
          <table:table-cell office:value-type="string" calcext:value-type="string">
            <text:p>wide ran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osure</text:p>
          </table:table-cell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foolish; stupi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ubrious</text:p>
          </table:table-cell>
          <table:table-cell office:value-type="string" calcext:value-type="string">
            <text:p>healthful</text:p>
          </table:table-cell>
          <table:table-cell table:number-columns-repeated="3"/>
          <table:table-cell office:value-type="string" calcext:value-type="string">
            <text:p>The salubrious mountain air was invigorating and refres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ne</text:p>
          </table:table-cell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phetic</text:p>
          </table:table-cell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factory</text:p>
          </table:table-cell>
          <table:table-cell office:value-type="string" calcext:value-type="string">
            <text:p>sense of smell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the style or method of coo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ndestine</text:p>
          </table:table-cell>
          <table:table-cell office:value-type="string" calcext:value-type="string">
            <text:p>hi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ort</text:p>
          </table:table-cell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nsic</text:p>
          </table:table-cell>
          <table:table-cell office:value-type="string" calcext:value-type="string">
            <text:p>inborn; natu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atitude</text:p>
          </table:table-cell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ffluent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liate</text:p>
          </table:table-cell>
          <table:table-cell office:value-type="string" calcext:value-type="string">
            <text:p>fight ba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grated</text:p>
          </table:table-cell>
          <table:table-cell office:value-type="string" calcext:value-type="string">
            <text:p>piec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terful</text:p>
          </table:table-cell>
          <table:table-cell office:value-type="string" calcext:value-type="string">
            <text:p>skill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destrian</text:p>
          </table:table-cell>
          <table:table-cell office:value-type="string" calcext:value-type="string">
            <text:p>(n)walker;(adj)dull or ordinary or boring or tedious</text:p>
          </table:table-cell>
          <table:table-cell table:number-columns-repeated="3"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erbic</text:p>
          </table:table-cell>
          <table:table-cell office:value-type="string" calcext:value-type="string">
            <text:p>tone that is harsh or bitter</text:p>
          </table:table-cell>
          <table:table-cell table:number-columns-repeated="3"/>
          <table:table-cell office:value-type="string" calcext:value-type="string">
            <text:p>Her acerbic remarks during the debate left the audience stunn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ilient</text:p>
          </table:table-cell>
          <table:table-cell office:value-type="string" calcext:value-type="string">
            <text:p>strong or hardy; adopt the challenging situations</text:p>
          </table:table-cell>
          <table:table-cell table:number-columns-repeated="3"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olatile</text:p>
          </table:table-cell>
          <table:table-cell office:value-type="string" calcext:value-type="string">
            <text:p>chang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sume</text:p>
          </table:table-cell>
          <table:table-cell office:value-type="string" calcext:value-type="string">
            <text:p>used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lenish</text:p>
          </table:table-cell>
          <table:table-cell office:value-type="string" calcext:value-type="string">
            <text:p>fill 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tic</text:p>
          </table:table-cell>
          <table:table-cell office:value-type="string" calcext:value-type="string">
            <text:p>unusual;foreign</text:p>
          </table:table-cell>
          <table:table-cell table:number-columns-repeated="3"/>
          <table:table-cell office:value-type="string" calcext:value-type="string">
            <text:p>The zoo has a collection of exotic animals from around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concilable</text:p>
          </table:table-cell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onderable</text:p>
          </table:table-cell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windler</text:p>
          </table:table-cell>
          <table:table-cell office:value-type="string" calcext:value-type="string">
            <text:p>frau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cient</text:p>
          </table:table-cell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datory</text:p>
          </table:table-cell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8"/>
        </table:table-row>
        <table:table-row table:style-name="ro2" table:number-rows-repeated="10478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22:36:20.3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12T00:24:58.593000000</dc:date>
    <meta:editing-duration>P6DT14H19M23S</meta:editing-duration>
    <meta:editing-cycles>2046</meta:editing-cycles>
    <meta:generator>LibreOffice/24.8.4.2$Windows_X86_64 LibreOffice_project/bb3cfa12c7b1bf994ecc5649a80400d06cd71002</meta:generator>
    <meta:document-statistic meta:table-count="1" meta:cell-count="2263" meta:object-count="0"/>
  </office:meta>
</office:document-meta>
</file>